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Standard" style:list-style-name="WWNum7">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6" style:family="paragraph" style:parent-style-name="Standard" style:list-style-name="WWNum1">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7" style:family="paragraph" style:parent-style-name="Standard" style:list-style-name="WWNum4">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8" style:family="paragraph" style:parent-style-name="Standard" style:list-style-name="WWNum3">
      <style:paragraph-properties fo:margin-left="0.5in" fo:margin-right="0in" fo:margin-top="0in" fo:margin-bottom="0in" loext:contextual-spacing="true" fo:text-align="justify" style:justify-single-word="false" fo:text-indent="-0.25in" style:auto-text-indent="false"/>
    </style:style>
    <style:style style:name="P19" style:family="paragraph" style:parent-style-name="Standard" style:list-style-name="WWNum5">
      <style:paragraph-properties fo:margin-left="0.5in" fo:margin-right="0in" fo:margin-top="0in" fo:margin-bottom="0in" loext:contextual-spacing="true" fo:text-align="justify" style:justify-single-word="false" fo:text-indent="-0.25in" style:auto-text-indent="false"/>
    </style:style>
    <style:style style:name="P20" style:family="paragraph" style:parent-style-name="Standard" style:list-style-name="WWNum2">
      <style:paragraph-properties fo:margin-left="0.5in" fo:margin-right="0in" fo:margin-top="0in" fo:margin-bottom="0in" loext:contextual-spacing="true" fo:text-align="justify" style:justify-single-word="false" fo:text-indent="-0.25in" style:auto-text-indent="false"/>
    </style:style>
    <style:style style:name="P21" style:family="paragraph" style:parent-style-name="Heading_20_1" style:list-style-name="WWNum6">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2" style:family="paragraph" style:parent-style-name="Heading_20_1" style:list-style-name="WWNum6">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SARAPP</text:span></text:p>
          </table:table-cell>
          <table:table-cell table:style-name="Table1.A1" office:value-type="string">
            <text:p text:style-name="P8"><text:span text:style-name="T5">Project ID</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Troy Valdez</text:span></text:p>
          </table:table-cell>
          <table:table-cell table:style-name="Table1.A1" office:value-type="string">
            <text:p text:style-name="P8"><text:span text:style-name="T5">Sprint No .</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02/08/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activity_splash_screen.xml</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3">Yes</text:span></text:p>
          </table:table-cell>
          <table:table-cell table:style-name="Table2.A1" office:value-type="string">
            <text:p text:style-name="P9"><text:span text:style-name="T3">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3">Yes</text:span></text:p>
          </table:table-cell>
          <table:table-cell table:style-name="Table3.A1" office:value-type="string">
            <text:p text:style-name="P9"><text:span text:style-name="T3">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3">Yes</text:span></text:p>
          </table:table-cell>
          <table:table-cell table:style-name="Table4.A1" office:value-type="string">
            <text:p text:style-name="P9"><text:span text:style-name="T3">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3654037929098688402" text:style-name="WWNum7">
              <text:list-item>
                <text:p text:style-name="P15"><text:span text:style-name="T3">No methods are present since these are markup files</text:span></text:p>
              </text:list-item>
            </text:list>
          </table:table-cell>
        </table:table-row>
        <table:table-row table:style-name="Table4.1">
          <table:table-cell table:style-name="Table4.A1" office:value-type="string">
            <text:p text:style-name="P10"><text:span text:style-name="T9">Indentions are 5 spaces. TABS ARE </text:span><text:span text:style-name="T3">✓</text:span><text:span text:style-name="T9">T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1"/>
          </table:table-cell>
          <table:table-cell table:style-name="Table4.A1" office:value-type="string">
            <text:p text:style-name="P10"><text:span text:style-name="T3">✓</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3084755268149491149" text:style-name="WWNum1">
              <text:list-item>
                <text:p text:style-name="P16"><text:span text:style-name="T3">No such statements since these are markup files</text:span></text:p>
              </text:list-item>
            </text:list>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3768782378508079514" text:style-name="WWNum3">
              <text:list-item>
                <text:p text:style-name="P18"><text:span text:style-name="T3">No such statements since these are markup files</text:span></text:p>
              </text:list-item>
            </text:list>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3233532733114738470" text:style-name="WWNum5">
              <text:list-item>
                <text:p text:style-name="P19"><text:span text:style-name="T3">No such statements since these are markup files</text:span></text:p>
              </text:list-item>
            </text:list>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2828998783648452782" text:style-name="WWNum2">
              <text:list-item>
                <text:p text:style-name="P20"><text:span text:style-name="T3">No such statements since these are markup files</text:span></text:p>
              </text:list-item>
            </text:list>
          </table:table-cell>
        </table:table-row>
      </table:table>
      <text:list xml:id="list7827686594836511214" text:style-name="WWNum6">
        <text:list-item>
          <text:p text:style-name="P21"><text:soft-page-break/></text:p>
        </text:list-item>
        <text:list-item>
          <text:p text:style-name="P21"/>
        </text:list-item>
        <text:list-item>
          <text:p text:style-name="P22"><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None</text:span></text:p>
          </table:table-cell>
          <table:table-cell table:style-name="Table5.A1" office:value-type="string">
            <text:p text:style-name="P12"/>
          </table:table-cell>
          <table:table-cell table:style-name="Table5.A1" office:value-type="string">
            <text:p text:style-name="P12"/>
          </table:table-cell>
          <table:table-cell table:style-name="Table5.D1" office:value-type="string">
            <text:list xml:id="list5171824337238671919" text:style-name="WWNum4">
              <text:list-item>
                <text:p text:style-name="P17"><text:span text:style-name="T3">All files under the frontend portion mentioned above are all made in a markup language (xml) so there are ✓ relevant methods due for evaluation</text:span></text:p>
              </text:list-item>
            </text:list>
          </table:table-cell>
        </table:table-row>
      </table:table>
      <text:p text:style-name="P5"><text:soft-page-break/></text:p>
      <text:list xml:id="list203144271117891" text:continue-list="list7827686594836511214" text:style-name="WWNum6">
        <text:list-item>
          <text:p text:style-name="P21"/>
        </text:list-item>
        <text:list-item>
          <text:p text:style-name="P21"/>
        </text:list-item>
      </text:list>
      <text:p text:style-name="P5"/>
      <text:p text:style-name="P5"/>
      <text:p text:style-name="P5"/>
      <text:p text:style-name="P5"/>
      <text:list xml:id="list203144498271899" text:continue-numbering="true" text:style-name="WWNum6">
        <text:list-item>
          <text:p text:style-name="P22"><text:span text:style-name="T3">Reviewer’s Comments:<text:line-break/></text:span></text:p>
        </text:list-item>
      </text:list>
      <text:p text:style-name="P1"><text:span text:style-name="T2"><text:tab/>-<text:tab/>All Frontend files done for this Sprint are done using a markup language so most of the source code was not subject to most of the <text:s/>evaluation criter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aramond" fo:font-family="Garamond"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fo:font-size="10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aramond" fo:font-family="Garamond" style:font-family-generic="roman" style:font-pitch="variable"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aramond" fo:font-family="Garamond" style:font-family-generic="roman" style:font-pitch="variable" fo:font-size="10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85" meta:character-count="2890" meta:non-whitespace-character-count="2470"/>
    <meta:generator>LibreOfficeDev/5.1.0.3$Linux_X86_64 LibreOffice_project/</meta:generator>
  </office:meta>
</office:document-meta>
</file>